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center" style:justify-single-word="false"/>
    </style:style>
    <style:style style:name="P2" style:family="paragraph" style:parent-style-name="Standard" style:list-style-name="L2">
      <style:paragraph-properties fo:margin-top="0cm" fo:margin-bottom="0cm" fo:line-height="100%" fo:text-align="start" style:justify-single-word="false"/>
      <style:text-properties fo:language="en" fo:country="US"/>
    </style:style>
    <style:style style:name="P3" style:family="paragraph" style:parent-style-name="Standard" style:list-style-name="L2">
      <style:paragraph-properties fo:margin-top="0cm" fo:margin-bottom="0cm" fo:line-height="100%" fo:text-align="start" style:justify-single-word="false"/>
      <style:text-properties fo:language="ru" fo:country="RU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.476cm" style:auto-text-indent="false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.476cm" style:auto-text-indent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.476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.476cm" style:auto-text-indent="false"/>
      <style:text-properties fo:language="ru" fo:country="RU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.476cm" style:auto-text-indent="false"/>
      <style:text-properties fo:language="en" fo:country="US"/>
    </style:style>
    <style:style style:name="P9" style:family="paragraph" style:parent-style-name="Heading_20_3" style:master-page-name="Standard">
      <style:paragraph-properties fo:margin-top="0cm" fo:margin-bottom="0cm" fo:line-height="100%" fo:text-align="center" style:justify-single-word="false" style:page-number="auto"/>
      <style:text-properties fo:font-size="16pt" style:font-size-asian="16pt" style:font-size-complex="16pt"/>
    </style:style>
    <style:style style:name="P10" style:family="paragraph" style:parent-style-name="Heading_20_3">
      <style:paragraph-properties fo:margin-top="0cm" fo:margin-bottom="0cm" fo:line-height="100%"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ru" fo:country="RU" style:font-size-asian="16pt" style:font-size-complex="16pt"/>
    </style:style>
    <style:style style:name="T4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Отладочные средства </text:h>
      <text:h text:style-name="P10" text:outline-level="3">систем сбора данных и управления параметрами </text:h>
      <text:h text:style-name="P10" text:outline-level="3">на базе микроконтроллера ATxmega32A4 </text:h>
      <text:h text:style-name="P10" text:outline-level="3">в приборах физического эксперимента</text:h>
      <text:p text:style-name="P1"><text:span text:style-name="T1"/></text:p>
      <text:p text:style-name="P5"><text:span text:style-name="T4">Системы сбора данных и управления параметрами в физических экспериментах часто строятся с использованием микроконтроллеров. Так для управления узлами, создаваемого в лаборатории масс-спектрометра был выбран микроконтроллер типа ATxmega32A4. Для отладки его многочисленных функций <text:s/>целесообразно осуществить предварительную разработку и отладку программного обеспечения микроконтроллера.</text:span><text:span text:style-name="T1"> В данном докладе рассмотрены отладочные средства, включающие специально разработанную плату и <text:s/>компьютерную программу, обеспечивающие разработку и отладку программного обеспечения аппаратуры, создаваемой на микроконтроллере типа ATxmega32A4. </text:span></text:p>
      <text:p text:style-name="P4"><text:span text:style-name="T1"/></text:p>
      <text:p text:style-name="P7"><text:span text:style-name="T1">Микроконтроллер </text:span><text:span text:style-name="T2">ATxmega32A4 </text:span><text:span text:style-name="T1">и его основные возможности.</text:span></text:p>
      <text:p text:style-name="P6"><text:span text:style-name="T1"/></text:p>
      <text:p text:style-name="P8"><text:span text:style-name="T1">XMEGA A —</text:span><text:span text:style-name="T3"> семейство экономичных, высокопроизводительных микроконтроллеров, выполненных по улучшенной </text:span><text:span text:style-name="T1">RISC</text:span><text:span text:style-name="T3">-архитектуре </text:span><text:span text:style-name="T1">AVR. </text:span><text:span text:style-name="T3">Микроконтроллер </text:span><text:span text:style-name="T1">ATxmega32A4 </text:span><text:span text:style-name="T3">интегрирует следующие ресурсы:</text:span></text:p>
      <text:list xml:id="list2323064132104029647" text:style-name="L2">
        <text:list-item>
          <text:p text:style-name="P2"><text:span text:style-name="T3">внутрисистемно-программируемая </text:span><text:span text:style-name="T1">Flash</text:span><text:span text:style-name="T3">-память,</text:span></text:p>
        </text:list-item>
        <text:list-item>
          <text:p text:style-name="P3"><text:span text:style-name="T1">внутренние </text:span><text:span text:style-name="T2">EEPROM </text:span><text:span text:style-name="T1">и </text:span><text:span text:style-name="T2">SRAM,</text:span></text:p>
        </text:list-item>
        <text:list-item>
          <text:p text:style-name="P3"><text:span text:style-name="T1">четырёхканальный </text:span><text:span text:style-name="T2">DMA</text:span><text:span text:style-name="T1">-контроллер,</text:span></text:p>
        </text:list-item>
        <text:list-item>
          <text:p text:style-name="P3"><text:span text:style-name="T1">восьмиканальная система событий,</text:span></text:p>
        </text:list-item>
        <text:list-item>
          <text:p text:style-name="P3"><text:span text:style-name="T1">программируемый многоуровневый контроллер прерываний,</text:span></text:p>
        </text:list-item>
        <text:list-item>
          <text:p text:style-name="P3"><text:span text:style-name="T1">34 линии ввода-вывода общего назначения,</text:span></text:p>
        </text:list-item>
        <text:list-item>
          <text:p text:style-name="P3"><text:span text:style-name="T1">16-битный счётчик реального времени (</text:span><text:span text:style-name="T2">RTC</text:span><text:span text:style-name="T1">),</text:span></text:p>
        </text:list-item>
        <text:list-item>
          <text:p text:style-name="P3"><text:span text:style-name="T1">пять 16-битных таймер-счётчиков,</text:span></text:p>
        </text:list-item>
        <text:list-item>
          <text:p text:style-name="P3"><text:span text:style-name="T1">пять интерфейсов </text:span><text:span text:style-name="T2">USART,</text:span></text:p>
        </text:list-item>
        <text:list-item>
          <text:p text:style-name="P3"><text:span text:style-name="T1">два интерфейса </text:span><text:span text:style-name="T2">SPI,</text:span></text:p>
        </text:list-item>
        <text:list-item>
          <text:p text:style-name="P3"><text:span text:style-name="T1">интерфейс внутрисхемного программирования </text:span><text:span text:style-name="T2">PDI</text:span></text:p>
        </text:list-item>
        <text:list-item>
          <text:p text:style-name="P3"><text:span text:style-name="T1">точный внутренний генератор и предделитель частоты,</text:span></text:p>
        </text:list-item>
        <text:list-item>
          <text:p text:style-name="P3"><text:span text:style-name="T1">и другое..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5M13S</meta:editing-duration>
    <meta:editing-cycles>3</meta:editing-cycles>
    <meta:generator>OpenOffice.org/3.4.1$Win32 OpenOffice.org_project/341m1$Build-9593</meta:generator>
    <dc:date>2013-09-30T13:11:32.76</dc:date>
    <meta:document-statistic meta:table-count="0" meta:image-count="0" meta:object-count="0" meta:page-count="1" meta:paragraph-count="20" meta:word-count="164" meta:character-count="1464"/>
    <meta:user-defined meta:name="Info 1"/>
    <meta:user-defined meta:name="Info 2"/>
    <meta:user-defined meta:name="Info 3"/>
    <meta:user-defined meta:name="Info 4"/>
  </office:meta>
</office:document-meta>
</file>